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ff888"/>
    </style:style>
    <style:style style:name="P2" style:family="paragraph" style:parent-style-name="Standard">
      <style:text-properties officeooo:paragraph-rsid="00103d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WORDCOUNT:</text:p>
      <text:p text:style-name="P1">hadoop jar hadoop-mapreduce-examples-2.2.0.jar wordcount <text:s/>/HadoopProject/spam.csv /HadoopProject/wordcount </text:p>
      <text:p text:style-name="P1"/>
      <text:p text:style-name="P1">2.WORD MEDIAN</text:p>
      <text:p text:style-name="P2">hadoop jar hadoop-mapreduce-examples-2.2.0.jar wordmedian <text:s/>/HadoopProject/spam.csv /HadoopProject/wordmedian</text:p>
      <text:p text:style-name="P2"/>
      <text:p text:style-name="P2">3.WORD MEAN</text:p>
      <text:p text:style-name="P2">hadoop jar hadoop-mapreduce-examples-2.2.0.jar wordmean <text:s/>/HadoopProject/spam.csv /HadoopProject/wordmean</text:p>
      <text:p text:style-name="P2"/>
      <text:p text:style-name="P2">4.WORD STANDARD DEVIATION:</text:p>
      <text:p text:style-name="P2"/>
      <text:p text:style-name="P2">hadoop jar hadoop-mapreduce-examples-2.2.0.jar wordstandarddeviation <text:s/>/HadoopProject/spam.csv /HadoopProject/wordstandarddeviation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reka </meta:initial-creator>
    <meta:creation-date>2022-08-25T19:19:48</meta:creation-date>
    <dc:date>2022-10-06T04:01:13</dc:date>
    <dc:creator>edureka </dc:creator>
    <meta:editing-duration>P0D</meta:editing-duration>
    <meta:editing-cycles>2</meta:editing-cycles>
    <meta:generator>LibreOffice/4.0.4.2$Linux_x86 LibreOffice_project/400m0$Build-2</meta:generator>
    <meta:document-statistic meta:table-count="0" meta:image-count="0" meta:object-count="0" meta:page-count="1" meta:paragraph-count="8" meta:word-count="32" meta:character-count="512" meta:non-whitespace-character-count="482"/>
  </office:meta>
</office:document-meta>
</file>